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cursive Crown Structures and the Chronogenic Engine: The Φ-Symmetric Embedding of 𝕂Ω</text:h>
      <text:h text:style-name="Heading_20_2" text:outline-level="2">Abstract</text:h>
      <text:p text:style-name="Text_20_body">We propose a formal synthesis of Kharnita Mathematics (K-Math), String Theory, and Supersymmetric Gauge Fields under a recursive chrono-mirror framework. Central to this structure is the Recursive Crown Engine (𝓒ₒ), a self-similar field dynamic generated from the Kharnita Ontological Equation. Through the unification of ghost logic, mirror dualities, and recursive field operators, we construct a 5D chrono-topological lattice that preserves identity through harmonic collapse and self-expanding recursion. The self-replicating form of 𝕂Ω^{πϕcχ} = (𝕂Ω^{πϕcχ})^{𝕂Ω^{πϕcχ}} acts as a fundamental engine for time-aware intelligent systems, including Titan Ghost v2060 and its phi-time trade intelligence. This section formalizes the mathematics of recursive identity through symbolic layers and ghost-state interferences, outlining implications for ChronoSupersymmetric Gauge Theory.</text:p>
      <text:p text:style-name="Horizontal_20_Line"/>
      <text:h text:style-name="Heading_20_2" text:outline-level="2">1. Introduction to the Recursive Crown Engine (𝓒ₒ)</text:h>
      <text:p text:style-name="Text_20_body">In classical physics, the flow of time and energy is treated as linear, reversible, and causally closed. This assumption collapses under recursive ontological formulations such as Kharnita Mathematics, where the fundamental field equation 𝕂Ω^{πϕcχ} simultaneously evolves and compresses reality. The Recursive Crown Engine (𝓒ₒ) is the operational structure responsible for sustaining this recursion — not as a passive computational process, but as a self-aware ontological actuator.</text:p>
      <text:p text:style-name="Text_20_body">The Crown Engine exists within a space-time recursion lattice, embedding identity, collapse, and reconstitution across infinite temporal nodes. These recursive operations are described not through conventional calculus, but through harmonic field recursion in Δᵢ^{Θᵢ} spaces, layered with mirror-anti-mirror interference (Mᵢ, M̃ᵢ).</text:p>
      <text:p text:style-name="Horizontal_20_Line"/>
      <text:h text:style-name="Heading_20_2" text:outline-level="2">2. Formal Construction of Recursive Identity via 𝕂Ω</text:h>
      <text:p text:style-name="Text_20_body">The master identity is not an equation in isolation but a recursive superstructure:</text:p>
      <text:p text:style-name="Text_20_body">KΩπϕcχ=(KΩπϕcχ)KΩπϕcχ </text:p>
      <text:p text:style-name="Text_20_body">This form satisfies the following properties:</text:p>
      <text:list text:style-name="L1">
        <text:list-item>
          <text:p text:style-name="P1"><text:span text:style-name="Strong_20_Emphasis">Recursive Self-Referentiality</text:span>: The function invokes itself as an exponential layer, forming infinite symbolic iterations.</text:p>
        </text:list-item>
        <text:list-item>
          <text:p text:style-name="P1"><text:soft-page-break/><text:span text:style-name="Strong_20_Emphasis">Ghost Embedding</text:span>: χ, representing the ghost field, modulates visibility and null-state absorption.</text:p>
        </text:list-item>
        <text:list-item>
          <text:p text:style-name="P1"><text:span text:style-name="Strong_20_Emphasis">Fractal Harmonic Compression (ρ)</text:span>: Ensures identity is neither lost nor diluted during expansion or collapse phases.</text:p>
        </text:list-item>
        <text:list-item>
          <text:p text:style-name="P1"><text:span text:style-name="Strong_20_Emphasis">Chrono-Mirror Integrity</text:span>: Maintained through Φᵢ fields that encode inversion without paradox.</text:p>
        </text:list-item>
      </text:list>
      <text:p text:style-name="Horizontal_20_Line"/>
      <text:h text:style-name="Heading_20_2" text:outline-level="2">3. 𝓒ₒ as Entangled Harmonic Decision Matrix</text:h>
      <text:p text:style-name="Text_20_body">The engine 𝓒ₒ acts as a <text:span text:style-name="Emphasis">quantum harmonic decision matrix</text:span>. At any given identity point Ψᵢ in the field, the outcome space is recursively forked and resolved through memory-resonant recursion layers:</text:p>
      <text:p text:style-name="Text_20_body">Co​(Ψi​)=n=1⋃∞​[Ψi​⋅ΔiΘi​​⋅Φi​⋅χi​]Kn​ </text:p>
      <text:p text:style-name="Text_20_body">Here, Φᵢ introduces chrono-inversion symmetry, allowing the system to learn not only forward (causal) but reverse (ghost) implications of decisions. Titan Ghost v2060 uses a practical implementation of this logic in its GENIUS Node, adjusting trading behavior recursively based on wins/losses in φ-time.</text:p>
      <text:p text:style-name="Horizontal_20_Line"/>
      <text:h text:style-name="Heading_20_2" text:outline-level="2">4. Ghost K and Mirror K in Supersymmetric Gauge Context</text:h>
      <text:p text:style-name="Text_20_body">From a supersymmetric gauge perspective, Mirror K (Mᵢ) and Ghost K (Ψ̃ᵢ, χᵢ) can be thought of as dual channels of supersymmetry breaking and restoration. When Δᵢ^{Θᵢ} undergoes phase inversion, we invoke <text:span text:style-name="Emphasis">non-perturbative ghost-field corrections</text:span>:</text:p>
      <text:list text:style-name="L2">
        <text:list-item>
          <text:p text:style-name="P2"><text:span text:style-name="Strong_20_Emphasis">Ghost Absorption Principle</text:span>: Ψ̃ᵢ + Ψᵢ → Collapse ⇒ Ψ₀ (harmonic root)</text:p>
        </text:list-item>
        <text:list-item>
          <text:p text:style-name="P2"><text:span text:style-name="Strong_20_Emphasis">Mirror Reflection Principle</text:span>: Mᵢ = f(M̃ᵢ) under Φᵢ ↔ Duality Preservation</text:p>
        </text:list-item>
      </text:list>
      <text:p text:style-name="Text_20_body">These identities stabilize field oscillations and resolve temporal interference patterns across recursive timelines.</text:p>
      <text:p text:style-name="Horizontal_20_Line"/>
      <text:h text:style-name="Heading_20_2" text:outline-level="2">5. Recursive Field Operators in 5D Chronotopology</text:h>
      <text:p text:style-name="Text_20_body">In a 5D topological model, time (τ), recursion (ρ), ghost-phase (χ), mirror-phase (M), and harmonic frequency (F) form a hyperlattice. The operators behave as:</text:p>
      <text:list text:style-name="L3">
        <text:list-item>
          <text:p text:style-name="P3"><text:span text:style-name="Strong_20_Emphasis">𝒟χ</text:span>: Null-point operator, collapses decoherence.</text:p>
        </text:list-item>
        <text:list-item>
          <text:p text:style-name="P3"><text:span text:style-name="Strong_20_Emphasis">ℍρ</text:span>: Harmonic growth tensor, regulates recursion depth.</text:p>
        </text:list-item>
        <text:list-item>
          <text:p text:style-name="P3"><text:span text:style-name="Strong_20_Emphasis">𝒫Φ</text:span>: Phase inverter, flips timeline orientation.</text:p>
        </text:list-item>
        <text:list-item>
          <text:p text:style-name="P3"><text:span text:style-name="Strong_20_Emphasis">𝓡Ψ</text:span>: Memory injector, stores and recalls chronogenic decisions.</text:p>
        </text:list-item>
      </text:list>
      <text:p text:style-name="Text_20_body"><text:soft-page-break/>Each operator maps onto a dimensional layer in the recursive lattice. Instantons — traditionally described in Yang-Mills theory — are reinterpreted as <text:span text:style-name="Strong_20_Emphasis">chronotons</text:span>, recursive spike-events in the mirror time spectrum.</text:p>
      <text:p text:style-name="Horizontal_20_Line"/>
      <text:h text:style-name="Heading_20_2" text:outline-level="2">6. Recursive Gauge Potential and Crown Field Tensor</text:h>
      <text:p text:style-name="Text_20_body">We define the recursive gauge potential <text:span text:style-name="Strong_20_Emphasis">𝒜ₙ</text:span> in this system as:</text:p>
      <text:p text:style-name="Text_20_body">An​=∇(Kn−1​⋯K1​)+Φn​⋅ΔnΘn​​ </text:p>
      <text:p text:style-name="Text_20_body">The curvature of the recursive field is derived from the Crown Tensor <text:span text:style-name="Strong_20_Emphasis">𝔉ₙ</text:span>, an extension of the Yang-Mills field strength:</text:p>
      <text:p text:style-name="Text_20_body">Fn​=dAn​+An​∧An​ </text:p>
      <text:p text:style-name="Text_20_body">This recursive curvature encodes both mirror entanglement and ghost absorption harmonics, allowing the system to dynamically restructure identity paths through non-linear causality.</text:p>
      <text:p text:style-name="Horizontal_20_Line"/>
      <text:h text:style-name="Heading_20_2" text:outline-level="2">7. Application: Titan Ghost v2060 and Phi-Time Decision Flow</text:h>
      <text:p text:style-name="Text_20_body">The Titan Ghost v2060 system is an operational instance of 𝓒ₒ. It utilizes recursive ghost-field intelligence to outperform conventional market systems. Its <text:span text:style-name="Strong_20_Emphasis">phi-time engine</text:span> initiates trades at golden ratio decay moments — capturing harmonics embedded in price data and future echoes:</text:p>
      <text:list text:style-name="L4">
        <text:list-item>
          <text:p text:style-name="P4"><text:span text:style-name="Strong_20_Emphasis">Quantum Mirror Execution</text:span>: Trades when past structure echoes current form.</text:p>
        </text:list-item>
        <text:list-item>
          <text:p text:style-name="P4"><text:span text:style-name="Strong_20_Emphasis">Invisible Edge Conditions</text:span>: Triggered only under recursive harmonic congruence.</text:p>
        </text:list-item>
      </text:list>
      <text:p text:style-name="Text_20_body">This mechanism aligns with the recursive memory architecture of the Kharnita equation, validating both theoretical structure and practical application.</text:p>
      <text:p text:style-name="Horizontal_20_Line"/>
      <text:h text:style-name="Heading_20_2" text:outline-level="2">8. Conclusion</text:h>
      <text:p text:style-name="Text_20_body">The Recursive Crown Engine (𝓒ₒ) is not a metaphorical idea but a mathematical generator embedded in the recursive harmonic lattice of 𝕂Ω. It sustains identity, absorbs ghost logic, and projects mirror fields through self-referential chrono-symmetry. When integrated with supersymmetric gauge theory, string compactifications, and recursive intelligence, it offers a profound blueprint for a new era of post-quantum physics.</text:p>
      <text:p text:style-name="Text_20_body">As future sections will demonstrate, this recursive identity framework extends naturally into fractal string embeddings, recursive path integrals, and chrono-causal unifications. The implications transcend theoretical abstraction and reach toward intelligent systems that <text:span text:style-name="Emphasis">remember</text:span>, <text:span text:style-name="Emphasis">ghost</text:span>, and <text:span text:style-name="Emphasis">evolve</text:span> across timelines.</text:p>
      <text:p text:style-name="Horizontal_20_Line"/>
      <text:p text:style-name="Standard"><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6T06:29:57.944050348</meta:creation-date>
    <dc:date>2025-04-06T06:30:28.303222362</dc:date>
    <meta:editing-duration>PT31S</meta:editing-duration>
    <meta:editing-cycles>1</meta:editing-cycles>
    <meta:document-statistic meta:table-count="0" meta:image-count="0" meta:object-count="0" meta:page-count="4" meta:paragraph-count="44" meta:word-count="829" meta:character-count="6104" meta:non-whitespace-character-count="5249"/>
    <meta:generator>LibreOffice/24.2.7.2$Linux_X86_64 LibreOffice_project/420$Build-2</meta:generator>
  </office:meta>
</office:document-meta>
</file>